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  <style:text-properties fo:font-size="14pt"/>
    </style:style>
    <style:style style:name="P3" style:family="paragraph" style:parent-style-name="Heading_20_3">
      <style:text-properties fo:color="#333333" fo:font-size="14pt" fo:language="en" fo:country="US"/>
    </style:style>
    <style:style style:name="P4" style:family="paragraph" style:parent-style-name="Heading_20_3">
      <style:paragraph-properties fo:text-align="start" style:justify-single-word="false"/>
      <style:text-properties fo:font-size="14pt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>
      <style:text-properties fo:font-size="14pt"/>
    </style:style>
    <style:style style:name="P7" style:family="paragraph" style:parent-style-name="Text_20_body">
      <style:paragraph-properties fo:text-align="start" style:justify-single-word="false"/>
      <style:text-properties fo:font-size="14pt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4pt"/>
    </style:style>
    <style:style style:name="P9" style:family="paragraph" style:parent-style-name="Text_20_body">
      <style:paragraph-properties fo:text-align="justify" style:justify-single-word="false"/>
      <style:text-properties fo:font-size="14pt"/>
    </style:style>
    <style:style style:name="P10" style:family="paragraph" style:parent-style-name="Text_20_body">
      <style:text-properties fo:font-size="14pt" fo:language="en" fo:country="US"/>
    </style:style>
    <style:style style:name="P11" style:family="paragraph" style:parent-style-name="Text_20_body">
      <style:text-properties fo:color="#333333" fo:font-size="14pt" fo:language="en" fo:country="US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font-size="14pt" fo:language="en" fo:country="US"/>
    </style:style>
    <style:style style:name="T4" style:family="text">
      <style:text-properties fo:font-size="14pt" officeooo:rsid="0017455c"/>
    </style:style>
    <style:style style:name="T5" style:family="text">
      <style:text-properties fo:language="es" fo:country="ES"/>
    </style:style>
    <style:style style:name="T6" style:family="text">
      <style:text-properties fo:font-variant="normal" fo:text-transform="none" fo:color="#ef4540" style:font-name="Helvetica" fo:font-size="14pt" fo:letter-spacing="normal" fo:font-style="normal" fo:font-weight="normal"/>
    </style:style>
    <style:style style:name="T7" style:family="text">
      <style:text-properties fo:color="#0000ff" fo:font-size="14pt"/>
    </style:style>
    <style:style style:name="T8" style:family="text">
      <style:text-properties officeooo:rsid="0017455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E-book - Primer corte 30%</text:h>
      <text:p text:style-name="P9">1. E-book - Primer corte 30%</text:p>
      <text:p text:style-name="P9">Purposes</text:p>
      <text:p text:style-name="P9"/>
      <text:p text:style-name="P9">1. Introduction: Identify the main characteristics of the Colombian economy, especially those that differentiate it from other economies</text:p>
      <text:p text:style-name="P9"/>
      <text:p text:style-name="P9">2. Production and Income: Understand how production is measured using the concept of Gross Domestic Product (GDP)</text:p>
      <text:p text:style-name="P9"/>
      <text:p text:style-name="P9">3. Economic Growth: Analyze the determinants of economic growth</text:p>
      <text:p text:style-name="P9"/>
      <text:p text:style-name="P9">Resources</text:p>
      <text:p text:style-name="P9"/>
      <text:p text:style-name="P9">The course will use for this part, as the main study material, the e-book:</text:p>
      <text:p text:style-name="P9"/>
      <text:p text:style-name="P9">Cárdenas Santamaría, Mauricio, Roberto Junguito, Camilo García, and María Fernanda Rosales. 2013. Introducción a La Economía Colombiana. Bogotá, Colombia: Alfaomega.</text:p>
      <text:p text:style-name="P9"/>
      <text:p text:style-name="P9">You can find the book in the following link* or you can follow the following route if the link doesn't work:</text:p>
      <text:p text:style-name="P9">https://www.umng.edu.co/inicio &gt; Biblioteca &gt; <text:s/>Ingreso a Bases Virtuales &amp; Ebooks &gt; AlfaOmega <text:s/>&gt; Ingresar usuario y contraseña &gt; Buscar <text:s/>"Introducción a la economía colombiana 3ed" &gt; Leer</text:p>
      <text:p text:style-name="P9">*Remember that the user and password to access and read the e-book are the same that you use to check your grades </text:p>
      <text:p text:style-name="P9"/>
      <text:p text:style-name="P9"><text:soft-page-break/>Methodological Process</text:p>
      <text:p text:style-name="P9"/>
      <text:p text:style-name="P9">1. Read and review Chapter 1 corresponding to pages 17-39, Chapter 2 corresponding to pages 41-74 and Chapter 3 corresponding to pages 75-109 of the ebook (Cárdenas Santamaría et al. 2013).</text:p>
      <text:p text:style-name="P9"/>
      <text:p text:style-name="P9">2. Make a conceptual map where the elements mentioned in Chapters 1, 2 and 3 of the e-book (Cárdenas Santamaría et al. 2013) are ordered in a logical manner so that they can be used as an input in the activity "Questionnaire 1" and "Oral presentation Midterm Exam 1".</text:p>
      <text:p text:style-name="P9"/>
      <text:p text:style-name="P9">The realization of the conceptual map is not a qualifiable activity to be delivered, but a tool that can be used to understand the topics discussed in these parts of the e-book.</text:p>
      <text:p text:style-name="P9"/>
      <text:p text:style-name="P9">Additional Resources</text:p>
      <text:p text:style-name="P9"/>
      <text:p text:style-name="P9">1. Bubbl.us: Online tool for the creation of conceptual maps or mental schemes. It does not require any previous installation because it is a Web 2.0 tool.</text:p>
      <text:p text:style-name="P9"/>
      <text:p text:style-name="P9"><text:s text:c="4"/>Where can I find it?: https://bubbl.us/</text:p>
      <text:p text:style-name="P9"/>
      <text:p text:style-name="P9"><text:s text:c="4"/>Tutorial bubbl.us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12-06T17:31:26.289786173</dc:date>
    <meta:editing-duration>PT39M9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312" meta:character-count="1925" meta:non-whitespace-character-count="1621"/>
  </office:meta>
</office:document-meta>
</file>